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46cm" fo:margin-left="1.272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" style:family="table">
      <style:table-properties style:width="14.446cm" fo:margin-left="1.272cm" fo:margin-top="0cm" fo:margin-bottom="0cm" table:align="left" style:writing-mode="lr-tb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3" style:family="table">
      <style:table-properties style:width="14.025cm" fo:margin-top="0cm" fo:margin-bottom="0cm" table:align="center" style:writing-mode="lr-tb"/>
    </style:style>
    <style:style style:name="Tabela3.A" style:family="table-column">
      <style:table-column-properties style:column-width="4.447cm"/>
    </style:style>
    <style:style style:name="Tabela3.B" style:family="table-column">
      <style:table-column-properties style:column-width="9.57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.5pt solid #000001" fo:border-right="1.5pt solid #000001" fo:border-top="1.5pt solid #000001" fo:border-bottom="0.75pt solid #000001"/>
    </style:style>
    <style:style style:name="Tabela3.2" style:family="table-row">
      <style:table-row-properties style:min-row-height="0.519cm" fo:keep-together="auto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3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4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4" style:family="table">
      <style:table-properties style:width="14.923cm" fo:margin-left="1.258cm" fo:margin-top="0cm" fo:margin-bottom="0cm" table:align="left" style:writing-mode="lr-tb"/>
    </style:style>
    <style:style style:name="Tabela4.A" style:family="table-column">
      <style:table-column-properties style:column-width="3.332cm"/>
    </style:style>
    <style:style style:name="Tabela4.B" style:family="table-column">
      <style:table-column-properties style:column-width="4.604cm"/>
    </style:style>
    <style:style style:name="Tabela4.C" style:family="table-column">
      <style:table-column-properties style:column-width="6.98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203cm" fo:padding-right="0.191cm" fo:padding-top="0cm" fo:padding-bottom="0cm" fo:border="0.75pt solid #000001"/>
    </style:style>
    <style:style style:name="Tabela5" style:family="table">
      <style:table-properties style:width="14.319cm" fo:margin-left="-0.203cm" fo:margin-top="0cm" fo:margin-bottom="0cm" table:align="left" style:writing-mode="lr-tb"/>
    </style:style>
    <style:style style:name="Tabela5.A" style:family="table-column">
      <style:table-column-properties style:column-width="4.941cm"/>
    </style:style>
    <style:style style:name="Tabela5.B" style:family="table-column">
      <style:table-column-properties style:column-width="2.249cm"/>
    </style:style>
    <style:style style:name="Tabela5.C" style:family="table-column">
      <style:table-column-properties style:column-width="2.843cm"/>
    </style:style>
    <style:style style:name="Tabela5.D" style:family="table-column">
      <style:table-column-properties style:column-width="4.286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203cm" fo:padding-right="0.191cm" fo:padding-top="0cm" fo:padding-bottom="0cm" fo:border="0.75pt solid #000001"/>
    </style:style>
    <style:style style:name="Tabela5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Tabela8" style:family="table">
      <style:table-properties style:width="13.944cm" fo:margin-left="-0.203cm" fo:margin-top="0cm" fo:margin-bottom="0cm" table:align="left" style:writing-mode="lr-tb"/>
    </style:style>
    <style:style style:name="Tabela8.A" style:family="table-column">
      <style:table-column-properties style:column-width="6.442cm"/>
    </style:style>
    <style:style style:name="Tabela8.B" style:family="table-column">
      <style:table-column-properties style:column-width="2.501cm"/>
    </style:style>
    <style:style style:name="Tabela8.C" style:family="table-column">
      <style:table-column-properties style:column-width="5.00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203cm" fo:padding-right="0.191cm" fo:padding-top="0cm" fo:padding-bottom="0cm" fo:border="0.75pt solid #000001"/>
    </style:style>
    <style:style style:name="Tabela8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fo:language="pt" fo:country="BR"/>
    </style:style>
    <style:style style:name="P6" style:family="paragraph" style:parent-style-name="Standard">
      <style:text-properties style:font-name="Arial" fo:language="pt" fo:country="BR" fo:font-weight="bold" style:font-weight-asian="bold" style:font-weight-complex="bold"/>
    </style:style>
    <style:style style:name="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Text_20_body">
      <style:text-properties style:font-name="Arial" fo:language="pt" fo:country="BR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/>
      <style:text-properties style:font-name="Arial" fo:language="pt" fo:country="BR"/>
    </style:style>
    <style:style style:name="P13" style:family="paragraph" style:parent-style-name="Text_20_body_20__28_user_29_">
      <style:paragraph-properties fo:margin-left="0.127cm" fo:margin-right="0cm" fo:text-align="start" style:justify-single-word="false" fo:text-indent="0cm" style:auto-text-indent="false" fo:keep-with-next="always"/>
      <style:text-properties fo:color="#000000" style:font-name="Arial" fo:language="pt" fo:country="BR"/>
    </style:style>
    <style:style style:name="P14" style:family="paragraph" style:parent-style-name="Text_20_body">
      <style:paragraph-properties fo:margin-left="0.127cm" fo:margin-right="0cm" fo:text-indent="0cm" style:auto-text-indent="false"/>
      <style:text-properties style:font-name="Arial" fo:language="pt" fo:country="BR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574bb" officeooo:paragraph-rsid="000574b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7d6c7" officeooo:paragraph-rsid="0007d6c7"/>
    </style:style>
    <style:style style:name="P19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Arial" fo:language="pt" fo:country="BR"/>
    </style:style>
    <style:style style:name="P20" style:family="paragraph" style:parent-style-name="Title">
      <style:text-properties style:font-name="Arial" fo:language="pt" fo:country="BR"/>
    </style:style>
    <style:style style:name="P21" style:family="paragraph" style:parent-style-name="InfoBlue">
      <style:text-properties style:font-name="Arial" fo:language="pt" fo:country="BR"/>
    </style:style>
    <style:style style:name="P22" style:family="paragraph" style:parent-style-name="InfoBlue">
      <style:text-properties fo:color="#000000" style:font-name="Arial" fo:language="pt" fo:country="BR"/>
    </style:style>
    <style:style style:name="P23" style:family="paragraph" style:parent-style-name="InfoBlue">
      <style:paragraph-properties fo:margin-top="0cm" fo:margin-bottom="0.212cm" loext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Arial" fo:language="pt" fo:country="BR" fo:font-style="italic" style:language-asian="en" style:country-asian="US" style:font-style-asian="italic"/>
    </style:style>
    <style:style style:name="P24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color="#000000" style:font-name="Arial" fo:font-size="10pt" fo:language="pt" fo:country="BR" fo:font-weight="normal" style:font-size-asian="10pt" style:font-weight-asian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7d6c7" officeooo:paragraph-rsid="0007d6c7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9657d" officeooo:paragraph-rsid="0009657d"/>
    </style:style>
    <style:style style:name="P27" style:family="paragraph" style:parent-style-name="Heading_20_1" style:list-style-name="WWNum1">
      <style:text-properties style:font-name="Arial" fo:language="pt" fo:country="BR"/>
    </style:style>
    <style:style style:name="P28" style:family="paragraph" style:parent-style-name="Heading_20_1" style:list-style-name="">
      <style:paragraph-properties fo:margin-left="1.27cm" fo:margin-right="0cm" fo:text-align="center" style:justify-single-word="false" fo:text-indent="-1.27cm" style:auto-text-indent="false"/>
      <style:text-properties style:font-name="Arial" fo:language="pt" fo:country="BR"/>
    </style:style>
    <style:style style:name="P29" style:family="paragraph" style:parent-style-name="Heading_20_2" style:list-style-name="WWNum1">
      <style:text-properties style:font-name="Arial" fo:font-size="12pt" fo:language="pt" fo:country="BR" style:font-size-asian="12pt" style:font-size-complex="12pt"/>
    </style:style>
    <style:style style:name="P30" style:family="paragraph" style:parent-style-name="Heading_20_2" style:list-style-name="WWNum1">
      <style:text-properties style:font-name="Arial" fo:language="pt" fo:country="BR"/>
    </style:style>
    <style:style style:name="P31" style:family="paragraph" style:parent-style-name="Heading_20_9" style:list-style-name="">
      <style:paragraph-properties fo:margin-left="1.27cm" fo:margin-right="0cm" fo:text-align="justify" style:justify-single-word="false" fo:text-indent="-1.27cm" style:auto-text-indent="false"/>
      <style:text-properties style:font-name="Arial" fo:language="pt" fo:country="BR"/>
    </style:style>
    <style:style style:name="P32" style:family="paragraph" style:parent-style-name="Title" style:master-page-name="Standard">
      <style:paragraph-properties style:page-number="auto"/>
      <style:text-properties style:font-name="Arial" fo:language="en" fo:country="US" style:language-asian="en" style:country-asian="US"/>
    </style:style>
    <style:style style:name="P33" style:family="paragraph" style:parent-style-name="InfoBlue">
      <style:text-properties fo:color="#000000" style:font-name="Arial" fo:language="pt" fo:country="BR" officeooo:rsid="0009657d" officeooo:paragraph-rsid="0009657d"/>
    </style:style>
    <style:style style:name="P34" style:family="paragraph" style:parent-style-name="Standard_20__28_user_29_">
      <style:paragraph-properties fo:margin-left="0cm" fo:margin-right="0cm" fo:text-indent="1.27cm" style:auto-text-indent="false"/>
      <style:text-properties style:font-name="Arial" fo:language="pt" fo:country="BR" officeooo:rsid="0009657d" officeooo:paragraph-rsid="0009657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af87"/>
    </style:style>
    <style:style style:name="T3" style:family="text">
      <style:text-properties fo:color="#000000"/>
    </style:style>
    <style:style style:name="T4" style:family="text">
      <style:text-properties fo:color="#000000" fo:font-size="10pt" fo:font-weight="normal" style:font-size-asian="10pt" style:font-weight-asian="normal"/>
    </style:style>
    <style:style style:name="T5" style:family="text">
      <style:text-properties fo:color="#000000" fo:font-size="10pt" fo:font-weight="normal" officeooo:rsid="000574bb" style:font-size-asian="10pt" style:font-weight-asian="normal"/>
    </style:style>
    <style:style style:name="T6" style:family="text">
      <style:text-properties fo:color="#000000" officeooo:rsid="000574bb"/>
    </style:style>
    <style:style style:name="T7" style:family="text">
      <style:text-properties officeooo:rsid="000574bb"/>
    </style:style>
    <style:style style:name="T8" style:family="text">
      <style:text-properties officeooo:rsid="000a6e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ar Management Project</text:p>
      <text:p text:style-name="P20">Visão do Sistema</text:p>
      <text:p text:style-name="P5"/>
      <text:list xml:id="list2051620942051251931" text:style-name="WWNum1">
        <text:list-item>
          <text:h text:style-name="P27" text:outline-level="1"><text:bookmark-start text:name="_Toc456600917"/><text:bookmark-start text:name="_Toc512930904"/><text:bookmark-start text:name="_Toc20715754"/><text:bookmark-start text:name="_Toc456598586"/>Introdu<text:bookmark-end text:name="_Toc456600917"/><text:bookmark-end text:name="_Toc512930904"/><text:bookmark-end text:name="_Toc20715754"/><text:bookmark-end text:name="_Toc456598586"/>ção</text:h>
        </text:list-item>
      </text:list>
      <text:p text:style-name="P34">Este documento apresenta a visão geral do projeto, bem como seus requisitos e funcionalidades.</text:p>
      <text:p text:style-name="P5"><text:bookmark text:name="_Toc452813577"/><text:bookmark text:name="_Toc436203377"/></text:p>
      <text:list xml:id="list192901761661839" text:continue-numbering="true" text:style-name="WWNum1">
        <text:list-item>
          <text:h text:style-name="P27" text:outline-level="1">Posicionamento do Produto</text:h>
          <text:list>
            <text:list-item>
              <text:h text:style-name="P29" text:outline-level="2"><text:bookmark-start text:name="_Toc452813579"/><text:bookmark-start text:name="_Toc512930907"/><text:bookmark-start text:name="_Toc20715756"/><text:bookmark-start text:name="_Toc436203379"/>Levantamento de Problemas<text:bookmark-end text:name="_Toc452813579"/><text:bookmark-end text:name="_Toc512930907"/><text:bookmark-end text:name="_Toc20715756"/><text:bookmark-end text:name="_Toc436203379"/></text:h>
            </text:list-item>
          </text:list>
        </text:list-item>
      </text:list>
      <text:p text:style-name="P2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 problema de</text:p>
          </table:table-cell>
          <table:table-cell table:style-name="Tabela1.B1" office:value-type="string">
            <text:p text:style-name="P22"><text:span text:style-name="T8">O stakeholder não consegue disponibilizar </text:span>aos clientes meios de alugar, consultar e reservar veículos para aluguel através da internet.</text:p>
          </table:table-cell>
        </table:table-row>
        <table:table-row table:style-name="Tabela1.1">
          <table:table-cell table:style-name="Tabela1.A2" office:value-type="string">
            <text:p text:style-name="P12">afeta</text:p>
          </table:table-cell>
          <table:table-cell table:style-name="Tabela1.B2" office:value-type="string">
            <text:p text:style-name="P22">Fornecedores de veículos.</text:p>
          </table:table-cell>
        </table:table-row>
        <table:table-row table:style-name="Tabela1.1">
          <table:table-cell table:style-name="Tabela1.A2" office:value-type="string">
            <text:p text:style-name="P12">cujo impacto é</text:p>
          </table:table-cell>
          <table:table-cell table:style-name="Tabela1.B3" office:value-type="string">
            <text:p text:style-name="P22">Redução do numero de clientes e diminuição dos lucros.</text:p>
          </table:table-cell>
        </table:table-row>
        <table:table-row table:style-name="Tabela1.1">
          <table:table-cell table:style-name="Tabela1.A2" office:value-type="string">
            <text:p text:style-name="P14">uma possível solução poderia ser</text:p>
          </table:table-cell>
          <table:table-cell table:style-name="Tabela1.B4" office:value-type="string">
            <text:p text:style-name="P22">Fornecer todo o atendimento através de uma aplicação online.</text:p>
          </table:table-cell>
        </table:table-row>
      </table:table>
      <text:list xml:id="list192901789468158" text:continue-numbering="true" text:style-name="WWNum1">
        <text:list-item>
          <text:list>
            <text:list-item>
              <text:h text:style-name="P30" text:outline-level="2"><text:bookmark-start text:name="_Toc422186485"/><text:bookmark-start text:name="_Toc436203380"/><text:bookmark-start text:name="_Toc452813580"/><text:bookmark-start text:name="_Toc512930908"/><text:bookmark-start text:name="_Toc20715757"/><text:bookmark-start text:name="_Toc425054392"/>Levantamento do Posicionamento do Produto<text:bookmark-end text:name="_Toc422186485"/><text:bookmark-end text:name="_Toc436203380"/><text:bookmark-end text:name="_Toc452813580"/><text:bookmark-end text:name="_Toc512930908"/><text:bookmark-end text:name="_Toc20715757"/><text:bookmark-end text:name="_Toc425054392"/></text:h>
            </text:list-item>
          </text:list>
        </text:list-item>
      </text:list>
      <text:p text:style-name="P2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Para</text:p>
          </table:table-cell>
          <table:table-cell table:style-name="Tabela2.B1" office:value-type="string">
            <text:p text:style-name="P22">Cliente</text:p>
          </table:table-cell>
        </table:table-row>
        <table:table-row table:style-name="Tabela2.1">
          <table:table-cell table:style-name="Tabela2.A2" office:value-type="string">
            <text:p text:style-name="P12">Quem</text:p>
          </table:table-cell>
          <table:table-cell table:style-name="Tabela2.B2" office:value-type="string">
            <text:p text:style-name="P22">Está viajando e precisa de um meio de locomoção temporário.</text:p>
          </table:table-cell>
        </table:table-row>
        <table:table-row table:style-name="Tabela2.1">
          <table:table-cell table:style-name="Tabela2.A2" office:value-type="string">
            <text:p text:style-name="P12">O CMProject</text:p>
          </table:table-cell>
          <table:table-cell table:style-name="Tabela2.B3" office:value-type="string">
            <text:p text:style-name="P22">É uma locadora de veículos online.</text:p>
          </table:table-cell>
        </table:table-row>
        <table:table-row table:style-name="Tabela2.1">
          <table:table-cell table:style-name="Tabela2.A2" office:value-type="string">
            <text:p text:style-name="P12">Que</text:p>
          </table:table-cell>
          <table:table-cell table:style-name="Tabela2.B4" office:value-type="string">
            <text:p text:style-name="P22">Poderá consultar todo o acervo de veículos disponíveis, e escolher o que melhor atende a sua necessidade.</text:p>
          </table:table-cell>
        </table:table-row>
        <table:table-row table:style-name="Tabela2.1">
          <table:table-cell table:style-name="Tabela2.A2" office:value-type="string">
            <text:p text:style-name="P12">Ao contrário de</text:p>
          </table:table-cell>
          <table:table-cell table:style-name="Tabela2.B5" office:value-type="string">
            <text:p text:style-name="P33"><text:bookmark text:name="_GoBack"/>iCarros</text:p>
          </table:table-cell>
        </table:table-row>
        <table:table-row table:style-name="Tabela2.1">
          <table:table-cell table:style-name="Tabela2.A6" office:value-type="string">
            <text:p text:style-name="P14">Nosso produto</text:p>
          </table:table-cell>
          <table:table-cell table:style-name="Tabela2.B6" office:value-type="string">
            <text:p text:style-name="P22">Fornece a lista completa de veículos com avaliações dos usuários que os utilizaram.</text:p>
          </table:table-cell>
        </table:table-row>
      </table:table>
      <text:h text:style-name="P28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">Para</text:p>
          </table:table-cell>
          <table:table-cell table:style-name="Tabela3.B1" office:value-type="string">
            <text:p text:style-name="P23">Stakeholders</text:p>
          </table:table-cell>
        </table:table-row>
        <table:table-row table:style-name="Tabela3.2">
          <table:table-cell table:style-name="Tabela3.A2" office:value-type="string">
            <text:p text:style-name="P13">Quem</text:p>
          </table:table-cell>
          <table:table-cell table:style-name="Tabela3.B2" office:value-type="string">
            <text:p text:style-name="P23">Está com dificuldades no gerenciamento dos veículos alugados</text:p>
          </table:table-cell>
        </table:table-row>
        <table:table-row table:style-name="Tabela3.1">
          <table:table-cell table:style-name="Tabela3.A2" office:value-type="string">
            <text:p text:style-name="P19">O CMProject</text:p>
          </table:table-cell>
          <table:table-cell table:style-name="Tabela3.B3" office:value-type="string">
            <text:p text:style-name="P23">É um centralizador de informações</text:p>
          </table:table-cell>
        </table:table-row>
        <table:table-row table:style-name="Tabela3.1">
          <table:table-cell table:style-name="Tabela3.A2" office:value-type="string">
            <text:p text:style-name="P13">Que</text:p>
          </table:table-cell>
          <table:table-cell table:style-name="Tabela3.B4" office:value-type="string">
            <text:p text:style-name="P23">Fornece ao colaborador, todos os dados para controlar a andamento dos serviços prestados, seja aluguel, reserva ou avaliações.</text:p>
          </table:table-cell>
        </table:table-row>
      </table:table>
      <text:p text:style-name="P5"/>
      <text:list xml:id="list192902677338460" text:continue-numbering="true" text:style-name="WWNum1">
        <text:list-item>
          <text:h text:style-name="P27" text:outline-level="1"><text:soft-page-break/>Descrição dos Stakeholders</text:h>
          <text:list>
            <text:list-item>
              <text:h text:style-name="P30" text:outline-level="2">Resumo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6">Nome</text:p>
            </table:table-cell>
            <table:table-cell table:style-name="Tabela4.A1" office:value-type="string">
              <text:p text:style-name="P6">Descrição</text:p>
            </table:table-cell>
            <table:table-cell table:style-name="Tabela4.A1" office:value-type="string">
              <text:p text:style-name="P6">Responsabilidades</text:p>
            </table:table-cell>
          </table:table-row>
        </table:table-header-rows>
        <table:table-row table:style-name="Tabela4.1">
          <table:table-cell table:style-name="Tabela4.A1" office:value-type="string">
            <text:p text:style-name="P22">Fornecedores.</text:p>
          </table:table-cell>
          <table:table-cell table:style-name="Tabela4.A1" office:value-type="string">
            <text:p text:style-name="P22">Donos de locadoras de veículos.</text:p>
          </table:table-cell>
          <table:table-cell table:style-name="Tabela4.A1" office:value-type="string">
            <text:p text:style-name="P21">-<text:span text:style-name="T3"> Fornecer informações sobre as </text:span><text:span text:style-name="T6">características</text:span><text:span text:style-name="T3"> dos carros que eles </text:span><text:span text:style-name="T6">disponibilizam</text:span><text:span text:style-name="T3">. </text:span></text:p>
          </table:table-cell>
        </table:table-row>
        <table:table-row table:style-name="Tabela4.1">
          <table:table-cell table:style-name="Tabela4.A1" office:value-type="string">
            <text:p text:style-name="P22">Equipe </text:p>
          </table:table-cell>
          <table:table-cell table:style-name="Tabela4.A1" office:value-type="string">
            <text:p text:style-name="P22">Pessoas envolvidas no projeto para o desenvolvimento da solução.</text:p>
          </table:table-cell>
          <table:table-cell table:style-name="Tabela4.A1" office:value-type="string">
            <text:p text:style-name="P21">- <text:span text:style-name="T3">Planejar o ciclo de vida para o desenvolvimento da solução.</text:span></text:p>
          </table:table-cell>
        </table:table-row>
      </table:table>
      <text:p text:style-name="P11"/>
      <text:list xml:id="list192902473129626" text:continue-numbering="true" text:style-name="WWNum1">
        <text:list-item>
          <text:list>
            <text:list-item>
              <text:h text:style-name="P30" text:outline-level="2"><text:bookmark-start text:name="_Toc342757864"/><text:bookmark-start text:name="_Toc346297773"/><text:bookmark-start text:name="_Toc422186479"/><text:bookmark-start text:name="_Toc436203384"/><text:bookmark-start text:name="_Toc452813585"/><text:bookmark-start text:name="_Toc512930912"/><text:bookmark-start text:name="_Toc20715759"/><text:bookmark-start text:name="_Toc425054386"/>Ambiente do Usuário<text:bookmark-end text:name="_Toc342757864"/><text:bookmark-end text:name="_Toc346297773"/><text:bookmark-end text:name="_Toc422186479"/><text:bookmark-end text:name="_Toc436203384"/><text:bookmark-end text:name="_Toc452813585"/><text:bookmark-end text:name="_Toc512930912"/><text:bookmark-end text:name="_Toc20715759"/><text:bookmark-end text:name="_Toc425054386"/></text:h>
            </text:list-item>
          </text:list>
        </text:list-item>
      </text:list>
      <text:h text:style-name="P31" text:outline-level="9"><text:span text:style-name="T5"><text:tab/><text:tab/></text:span><text:span text:style-name="T4">O usuário do CMProject vai poder através da aplicação web fazer reserva de qualquer carro e alugar o mesmo de acordo com suas necessidades, será disponível as avaliações de cada veículo para que o cliente tenha um melhor feedback. Além disso o site mostrará os carros que estão em promoção para alugar, e o cliente poderá localizar a locadora por GPS.</text:span></text:h>
      <text:p text:style-name="P24"/>
      <text:list xml:id="list192902635504215" text:continue-numbering="true" text:style-name="WWNum1">
        <text:list-item>
          <text:h text:style-name="P27" text:outline-level="1">Visão Geral do Produto</text:h>
          <text:list>
            <text:list-item>
              <text:h text:style-name="P30" text:outline-level="2"><text:bookmark-start text:name="_Toc512930913"/><text:bookmark-start text:name="_Toc20715763"/><text:bookmark-start text:name="_Toc452813588"/>Necessidades e Características<text:bookmark-end text:name="_Toc512930913"/><text:bookmark-end text:name="_Toc20715763"/><text:bookmark-end text:name="_Toc452813588"/></text:h>
            </text:list-item>
          </text:list>
        </text:list-item>
      </text:list>
      <text:p text:style-name="P2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7">Necessidade</text:p>
          </table:table-cell>
          <table:table-cell table:style-name="Tabela5.A1" office:value-type="string">
            <text:p text:style-name="P17">Prioridade</text:p>
          </table:table-cell>
          <table:table-cell table:style-name="Tabela5.A1" office:value-type="string">
            <text:p text:style-name="P17">Característica</text:p>
          </table:table-cell>
          <table:table-cell table:style-name="Tabela5.A1" office:value-type="string">
            <text:p text:style-name="P17">Release Planejado</text:p>
          </table:table-cell>
        </table:table-row>
        <table:table-row table:style-name="Tabela5.1">
          <table:table-cell table:style-name="Tabela5.A1" office:value-type="string">
            <text:p text:style-name="P15">Cadastrar <text:span text:style-name="T7">funcionários.</text:span>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Pessoas encarregadas de operar o sistema.</text:p>
          </table:table-cell>
          <table:table-cell table:style-name="Tabela5.A1" office:value-type="string">
            <text:p text:style-name="P18">1</text:p>
          </table:table-cell>
        </table:table-row>
        <table:table-row table:style-name="Tabela5.1">
          <table:table-cell table:style-name="Tabela5.A1" office:value-type="string">
            <text:p text:style-name="P15">Cadastrar <text:span text:style-name="T7">visitantes</text:span>.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Clientes que vão alugar veículos pelo sistema.</text:p>
          </table:table-cell>
          <table:table-cell table:style-name="Tabela5.A1" office:value-type="string">
            <text:p text:style-name="P18">1</text:p>
          </table:table-cell>
        </table:table-row>
        <table:table-row table:style-name="Tabela5.1">
          <table:table-cell table:style-name="Tabela5.A4" office:value-type="string">
            <text:p text:style-name="P16">Cadastrar Carros</text:p>
          </table:table-cell>
          <table:table-cell table:style-name="Tabela5.A4" office:value-type="string">
            <text:p text:style-name="P16">Alta</text:p>
          </table:table-cell>
          <table:table-cell table:style-name="Tabela5.A4" office:value-type="string">
            <text:p text:style-name="P16">Veículos com seus respectivos dados.</text:p>
          </table:table-cell>
          <table:table-cell table:style-name="Tabela5.A4" office:value-type="string">
            <text:p text:style-name="P18">1</text:p>
          </table:table-cell>
        </table:table-row>
        <table:table-row table:style-name="Tabela5.1">
          <table:table-cell table:style-name="Tabela5.A4" office:value-type="string">
            <text:p text:style-name="P26">Alugar veículos</text:p>
            <text:p text:style-name="P26"/>
          </table:table-cell>
          <table:table-cell table:style-name="Tabela5.A4" office:value-type="string">
            <text:p text:style-name="P26">Alta</text:p>
          </table:table-cell>
          <table:table-cell table:style-name="Tabela5.A4" office:value-type="string">
            <text:p text:style-name="P26">Cada clientes poderá alugar um carro por vez, dos disponibilizados no acervo do site. </text:p>
          </table:table-cell>
          <table:table-cell table:style-name="Tabela5.A4" office:value-type="string">
            <text:p text:style-name="P18"/>
          </table:table-cell>
        </table:table-row>
        <table:table-row table:style-name="Tabela5.1">
          <table:table-cell table:style-name="Tabela5.A1" office:value-type="string">
            <text:p text:style-name="P15">Consult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Verificar a lista de veículos disponíveis para locação.</text:p>
          </table:table-cell>
          <table:table-cell table:style-name="Tabela5.A1" office:value-type="string">
            <text:p text:style-name="P18">1</text:p>
          </table:table-cell>
        </table:table-row>
        <text:soft-page-break/>
        <table:table-row table:style-name="Tabela5.1">
          <table:table-cell table:style-name="Tabela5.A1" office:value-type="string">
            <text:p text:style-name="P15">Reserv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Fazer reserva de carros que estão disponíveis para locação.</text:p>
          </table:table-cell>
          <table:table-cell table:style-name="Tabela5.A1" office:value-type="string">
            <text:p text:style-name="P18">2</text:p>
          </table:table-cell>
        </table:table-row>
        <table:table-row table:style-name="Tabela5.1">
          <table:table-cell table:style-name="Tabela5.A4" office:value-type="string">
            <text:p text:style-name="P16">Localizar locadora</text:p>
          </table:table-cell>
          <table:table-cell table:style-name="Tabela5.A4" office:value-type="string">
            <text:p text:style-name="P16">Baixa</text:p>
          </table:table-cell>
          <table:table-cell table:style-name="Tabela5.A4" office:value-type="string">
            <text:p text:style-name="P16">Após realizar aluguel, é indicado a localização de retirada do veículos no mapa.</text:p>
          </table:table-cell>
          <table:table-cell table:style-name="Tabela5.A4" office:value-type="string">
            <text:p text:style-name="P18">2</text:p>
          </table:table-cell>
        </table:table-row>
        <table:table-row table:style-name="Tabela5.1">
          <table:table-cell table:style-name="Tabela5.A1" office:value-type="string">
            <text:p text:style-name="P15">Fazer promoção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Mostrar os carros que estão com promoção.</text:p>
          </table:table-cell>
          <table:table-cell table:style-name="Tabela5.A1" office:value-type="string">
            <text:p text:style-name="P18">3</text:p>
          </table:table-cell>
        </table:table-row>
        <table:table-row table:style-name="Tabela5.1">
          <table:table-cell table:style-name="Tabela5.A4" office:value-type="string">
            <text:p text:style-name="P26">Avaliar veículos</text:p>
          </table:table-cell>
          <table:table-cell table:style-name="Tabela5.A4" office:value-type="string">
            <text:p text:style-name="P26">Baixa</text:p>
          </table:table-cell>
          <table:table-cell table:style-name="Tabela5.A4" office:value-type="string">
            <text:p text:style-name="P26">Após o cliente devolver o veículo, será disponibilizado para ele a opção de avaliar o veículo</text:p>
          </table:table-cell>
          <table:table-cell table:style-name="Tabela5.A4" office:value-type="string">
            <text:p text:style-name="P18"/>
          </table:table-cell>
        </table:table-row>
      </table:table>
      <text:p text:style-name="P11"/>
      <text:list xml:id="list192901762571116" text:continue-numbering="true" text:style-name="WWNum1">
        <text:list-item>
          <text:h text:style-name="P27" text:outline-level="1"><text:bookmark-start text:name="_Toc452813602"/><text:bookmark-start text:name="_Toc512930919"/><text:bookmark-start text:name="_Toc20715765"/><text:bookmark-start text:name="_Toc436203408"/>Outros Requisitos do Produto<text:bookmark-end text:name="_Toc452813602"/><text:bookmark-end text:name="_Toc512930919"/><text:bookmark-end text:name="_Toc20715765"/><text:bookmark-end text:name="_Toc436203408"/></text:h>
        </text:list-item>
      </text:list>
      <text:p text:style-name="P21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7">Requisito</text:p>
          </table:table-cell>
          <table:table-cell table:style-name="Tabela8.A1" office:value-type="string">
            <text:p text:style-name="P17">Prioridade</text:p>
          </table:table-cell>
          <table:table-cell table:style-name="Tabela8.A1" office:value-type="string">
            <text:p text:style-name="P17">Release Planejado</text:p>
          </table:table-cell>
        </table:table-row>
        <table:table-row table:style-name="Tabela8.1">
          <table:table-cell table:style-name="Tabela8.A1" office:value-type="string">
            <text:p text:style-name="P15">Tempo de reposta máximo para o site não deve ser superior a 30 segundos.</text:p>
          </table:table-cell>
          <table:table-cell table:style-name="Tabela8.A1" office:value-type="string">
            <text:p text:style-name="P15">Alta</text:p>
          </table:table-cell>
          <table:table-cell table:style-name="Tabela8.A1" office:value-type="string">
            <text:p text:style-name="P15"/>
          </table:table-cell>
        </table:table-row>
        <table:table-row table:style-name="Tabela8.1">
          <table:table-cell table:style-name="Tabela8.A1" office:value-type="string">
            <text:p text:style-name="P15">Padrão interface HTML 5</text:p>
          </table:table-cell>
          <table:table-cell table:style-name="Tabela8.A1" office:value-type="string">
            <text:p text:style-name="P15">Média</text:p>
          </table:table-cell>
          <table:table-cell table:style-name="Tabela8.A1" office:value-type="string">
            <text:p text:style-name="P15"/>
          </table:table-cell>
        </table:table-row>
        <table:table-row table:style-name="Tabela8.1">
          <table:table-cell table:style-name="Tabela8.A4" office:value-type="string">
            <text:p text:style-name="P16">Interface responsiva</text:p>
          </table:table-cell>
          <table:table-cell table:style-name="Tabela8.A4" office:value-type="string">
            <text:p text:style-name="P16">Baixa</text:p>
          </table:table-cell>
          <table:table-cell table:style-name="Tabela8.A4" office:value-type="string">
            <text:p text:style-name="P18">3</text:p>
          </table:table-cell>
        </table:table-row>
        <table:table-row table:style-name="Tabela8.1">
          <table:table-cell table:style-name="Tabela8.A4" office:value-type="string">
            <text:p text:style-name="P16">Folha de estilo de impressão deve economizar tinta do usuários.</text:p>
          </table:table-cell>
          <table:table-cell table:style-name="Tabela8.A4" office:value-type="string">
            <text:p text:style-name="P16">Media </text:p>
          </table:table-cell>
          <table:table-cell table:style-name="Tabela8.A4" office:value-type="string">
            <text:p text:style-name="P18">3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1" fo:font-family="Arial" style:font-family-generic="swiss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1" fo:font-family="Arial" style:font-family-generic="swiss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loext:contextual-spacing="false" fo:text-align="center" style:justify-single-word="false"/>
      <style:text-properties style:font-name="Arial1" fo:font-family="Arial" style:font-family-generic="swiss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swiss" fo:font-size="8pt" style:font-size-asian="8pt"/>
    </style:style>
    <style:style style:name="Document_20_Map" style:display-name="Document Map" style:family="paragraph" style:parent-style-name="Standard" style:default-outline-level="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loext:contextual-spacing="false" fo:line-height="100%" fo:text-align="center" style:justify-single-word="false"/>
      <style:text-properties style:font-name="Arial1" fo:font-family="Arial" style:font-family-generic="swiss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swiss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swiss"/>
    </style:style>
    <style:style style:name="InfoBlue" style:family="paragraph" style:parent-style-name="Standard" style:next-style-name="Text_20_body" style:auto-update="true" style:default-outline-level="">
      <style:paragraph-properties fo:margin-top="0cm" fo:margin-bottom="0.212cm" loext:contextual-spacing="false" fo:text-align="start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swiss" fo:font-style="italic" style:font-style-asian="italic"/>
    </style:style>
    <style:style style:name="infoblue" style:family="paragraph" style:parent-style-name="Standard" style:default-outline-level="">
      <style:paragraph-properties fo:margin-top="0.494cm" fo:margin-bottom="0.494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1" style:display-name="Balloon Text1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style:line-height-at-least="0.423cm" fo:text-align="start" style:justify-single-word="false" fo:orphans="0" fo:widows="0" fo:hyphenation-ladder-count="no-limit" style:vertical-align="baseline" style:writing-mode="lr-tb"/>
      <style:text-properties fo:language="en" fo:country="US" style:letter-kerning="true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Heading_20_10" style:display-name="Heading 10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6.859cm" fo:margin-left="-0.203cm" fo:margin-top="0cm" fo:margin-bottom="0cm" table:align="left" style:writing-mode="lr-tb"/>
    </style:style>
    <style:style style:name="Tabela9.A" style:family="table-column">
      <style:table-column-properties style:column-width="11.252cm"/>
    </style:style>
    <style:style style:name="Tabela9.B" style:family="table-column">
      <style:table-column-properties style:column-width="5.60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203cm" fo:padding-right="0.191cm" fo:padding-top="0cm" fo:padding-bottom="0cm" fo:border="0.75pt solid #00000a"/>
    </style:style>
    <style:style style:name="Tabela11" style:family="table">
      <style:table-properties style:width="16.859cm" fo:margin-left="-0.203cm" fo:margin-top="0cm" fo:margin-bottom="0cm" table:align="left" style:writing-mode="lr-tb"/>
    </style:style>
    <style:style style:name="Tabela11.A" style:family="table-column">
      <style:table-column-properties style:column-width="11.252cm"/>
    </style:style>
    <style:style style:name="Tabela11.B" style:family="table-column">
      <style:table-column-properties style:column-width="5.607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203cm" fo:padding-right="0.191cm" fo:padding-top="0cm" fo:padding-bottom="0cm" fo:border="0.75pt solid #00000a"/>
    </style:style>
    <style:style style:name="Tabela10" style:family="table">
      <style:table-properties style:width="16.73cm" fo:margin-left="-0.203cm" fo:margin-top="0cm" fo:margin-bottom="0cm" table:align="left" style:writing-mode="lr-tb"/>
    </style:style>
    <style:style style:name="Tabela10.A" style:family="table-column">
      <style:table-column-properties style:column-width="5.576cm"/>
    </style:style>
    <style:style style:name="Tabela10.B" style:family="table-column">
      <style:table-column-properties style:column-width="5.577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203cm" fo:padding-right="0.191cm" fo:padding-top="0cm" fo:padding-bottom="0cm" fo:border="none"/>
    </style:style>
    <style:style style:name="Tabela12" style:family="table">
      <style:table-properties style:width="16.73cm" fo:margin-left="-0.203cm" fo:margin-top="0cm" fo:margin-bottom="0cm" table:align="left" style:writing-mode="lr-tb"/>
    </style:style>
    <style:style style:name="Tabela12.A" style:family="table-column">
      <style:table-column-properties style:column-width="5.576cm"/>
    </style:style>
    <style:style style:name="Tabela12.B" style:family="table-column">
      <style:table-column-properties style:column-width="5.577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style style:name="MT2" style:family="text">
      <style:text-properties fo:language="pt" fo:country="BR" officeooo:rsid="0006af87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10106" number:language="pt" number:country="BR">
      <number:year number:style="long"/>
    </number:dat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Car Management Project - CMProject</text:p>
            </table:table-cell>
            <table:table-cell table:style-name="Tabela9.A1" office:value-type="string">
              <text:p text:style-name="MP2"><text:s/>Versão 00.01</text:p>
            </table:table-cell>
          </table:table-row>
          <table:table-row table:style-name="Tabela9.1">
            <table:table-cell table:style-name="Tabela9.A1" office:value-type="string">
              <text:p text:style-name="MP3">Visão do Sistema</text:p>
            </table:table-cell>
            <table:table-cell table:style-name="Tabela9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>
      <style:header-first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Car Management Project - CMProject</text:p>
            </table:table-cell>
            <table:table-cell table:style-name="Tabela11.A1" office:value-type="string">
              <text:p text:style-name="MP2"><text:s/>Versão 00.01</text:p>
            </table:table-cell>
          </table:table-row>
          <table:table-row table:style-name="Tabela11.1">
            <table:table-cell table:style-name="Tabela11.A1" office:value-type="string">
              <text:p text:style-name="MP3">Visão do Sistema</text:p>
            </table:table-cell>
            <table:table-cell table:style-name="Tabela11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-first>
      <style:footer>
        <table:table table:name="Tabela10" table:style-name="Tabela10">
          <table:table-column table:style-name="Tabela10.A"/>
          <table:table-column table:style-name="Tabela10.B" table:number-columns-repeated="2"/>
          <table:table-row table:style-name="Tabela10.1">
            <table:table-cell table:style-name="Tabela10.A1" office:value-type="string">
              <text:p text:style-name="MP5">Livre Distribuição</text:p>
            </table:table-cell>
            <table:table-cell table:style-name="Tabela10.A1" office:value-type="string">
              <text:p text:style-name="MP6"><text:span text:style-name="MT1">MeuProjeto.net, <text:s/></text:span><text:span text:style-name="MT1"><text:date style:data-style-name="N10106" text:date-value="2015-03-23T19:29:00.742850583">2015</text:date></text:span></text:p>
            </table:table-cell>
            <table:table-cell table:style-name="Tabela10.A1" office:value-type="string">
              <text:p text:style-name="MP7"><text:span text:style-name="MT1">Página </text:span><text:span text:style-name="page_20_number"><text:span text:style-name="MT2">03</text:span></text:span></text:p>
            </table:table-cell>
          </table:table-row>
        </table:table>
        <text:p text:style-name="MP8"/>
      </style:footer>
      <style:footer-first>
        <table:table table:name="Tabela12" table:style-name="Tabela12">
          <table:table-column table:style-name="Tabela12.A"/>
          <table:table-column table:style-name="Tabela12.B" table:number-columns-repeated="2"/>
          <table:table-row table:style-name="Tabela12.1">
            <table:table-cell table:style-name="Tabela12.A1" office:value-type="string">
              <text:p text:style-name="MP5">Livre Distribuição</text:p>
            </table:table-cell>
            <table:table-cell table:style-name="Tabela12.A1" office:value-type="string">
              <text:p text:style-name="MP6"><text:span text:style-name="MT1">MeuProjeto.net, <text:s/></text:span><text:span text:style-name="MT1"><text:date style:data-style-name="N10106" text:date-value="2015-03-23T19:29:00.744376927">2015</text:date></text:span></text:p>
            </table:table-cell>
            <table:table-cell table:style-name="Tabela12.A1" office:value-type="string">
              <text:p text:style-name="MP7"><text:span text:style-name="MT1">Página </text:span><text:span text:style-name="page_20_number"><text:span text:style-name="MT2">01</text:span></text:span></text:p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Jose Carlos</meta:initial-creator>
    <dc:creator>Tarcísio Deschamps Silva</dc:creator>
    <meta:editing-cycles>7</meta:editing-cycles>
    <meta:print-date>2001-03-15T17:26:00</meta:print-date>
    <meta:creation-date>2015-03-13T01:39:00</meta:creation-date>
    <dc:date>2015-03-23T19:29:00.665090451</dc:date>
    <meta:editing-duration>PT26M13S</meta:editing-duration>
    <meta:generator>LibreOffice/4.4.1.2$Linux_X86_64 LibreOffice_project/40m0$Build-2</meta:generator>
    <meta:document-statistic meta:table-count="10" meta:image-count="0" meta:object-count="0" meta:page-count="3" meta:paragraph-count="116" meta:word-count="509" meta:character-count="3265" meta:non-whitespace-character-count="2866"/>
    <meta:user-defined meta:name="AppVersion">15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